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A9A000006DB67236543C1B09733.png" manifest:media-type="image/png"/>
  <manifest:file-entry manifest:full-path="Pictures/10000201000000C8000000C82E9F9434B2640627.png" manifest:media-type="image/png"/>
  <manifest:file-entry manifest:full-path="Pictures/10000201000003CA0000034947399986FB4AAB6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6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106cm" svg:stroke-color="#1c1c3c" draw:marker-start-width="0.359cm" draw:marker-end-width="0.359cm" draw:fill-color="#f5eabc" draw:textarea-horizontal-align="justify" draw:textarea-vertical-align="middle" draw:auto-grow-height="false" fo:min-height="2.595cm" fo:min-width="2.374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12.5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6.36cm"/>
      <style:paragraph-properties style:writing-mode="lr-tb"/>
    </style:style>
    <style:style style:name="pr4" style:family="presentation" style:parent-style-name="Default-title">
      <style:graphic-properties draw:auto-grow-height="true" fo:min-height="4.836cm"/>
      <style:paragraph-properties style:writing-mode="lr-tb"/>
    </style:style>
    <style:style style:name="pr5" style:family="presentation" style:parent-style-name="Default-title">
      <style:graphic-properties draw:auto-grow-height="true"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start" style:writing-mode="lr-tb"/>
      <style:text-properties fo:color="#f5eabc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5eab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0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start"/>
      <style:text-properties fo:color="#1c1c3c"/>
    </style:style>
    <style:style style:name="P13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5eabc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5eabc" fo:font-size="20pt" style:font-size-asian="20pt" style:font-size-complex="20pt"/>
    </style:style>
    <style:style style:name="T3" style:family="text">
      <style:text-properties fo:color="#1c1c3c" fo:font-size="12pt" style:font-size-asian="12pt" style:font-size-complex="12pt"/>
    </style:style>
    <style:style style:name="T4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12.575cm" svg:x="1.271cm" svg:y="11.751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2.859cm" svg:height="6.36cm" svg:x="1.271cm" svg:y="14.859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16.002cm" svg:height="4.836cm" svg:x="1.524cm" svg:y="1.27cm" presentation:class="title" presentation:user-transformed="true">
          <draw:text-box>
            <text:p text:style-name="P3"><text:span text:style-name="T1">Noots</text:span></text:p>
          </draw:text-box>
        </draw:frame>
        <draw:frame presentation:style-name="pr5" draw:text-style-name="P5" draw:layer="layout" svg:width="8.636cm" svg:height="1.737cm" svg:x="1.016cm" svg:y="5.883cm" presentation:class="title" presentation:user-transformed="true">
          <draw:text-box>
            <text:p><text:span text:style-name="T2">Sum41</text:span></text:p>
          </draw:text-box>
        </draw:frame>
        <draw:line draw:style-name="gr2" draw:text-style-name="P6" draw:layer="layout" svg:x1="1.778cm" svg:y1="9.187cm" svg:x2="23.368cm" svg:y2="9.187cm">
          <text:p/>
        </draw:line>
        <draw:line draw:style-name="gr2" draw:text-style-name="P6" draw:layer="layout" svg:x1="1.778cm" svg:y1="26.205cm" svg:x2="23.368cm" svg:y2="26.205cm">
          <text:p/>
        </draw:line>
        <draw:custom-shape draw:style-name="gr3" draw:text-style-name="P7" draw:layer="layout" svg:width="4.064cm" svg:height="4.021cm" svg:x="19.812cm" svg:y="27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54cm" svg:height="2.54cm" svg:x="20.574cm" svg:y="28.448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0" draw:layer="layout" svg:width="2.54cm" svg:height="0.762cm" svg:x="20.574cm" svg:y="30.733cm">
          <text:p text:style-name="P9"><text:span text:style-name="T3">Datatroop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8.034cm" svg:height="15.635cm" svg:x="3.556cm" svg:y="9.652cm">
          <draw:image xlink:href="Pictures/10000201000003CA0000034947399986FB4AA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19.812cm" svg:height="4.836cm" svg:x="2.286cm" svg:y="4.816cm" presentation:class="title" presentation:user-transformed="true">
          <draw:text-box>
            <text:p text:style-name="P3"><text:span text:style-name="T4">Pregunta</text:span></text:p>
          </draw:text-box>
        </draw:frame>
        <draw:line draw:style-name="gr2" draw:text-style-name="P6" draw:layer="layout" svg:x1="2.286cm" svg:y1="9.906cm" svg:x2="23.876cm" svg:y2="9.906cm">
          <text:p/>
        </draw:line>
        <draw:line draw:style-name="gr2" draw:text-style-name="P6" draw:layer="layout" svg:x1="2.286cm" svg:y1="28.448cm" svg:x2="23.876cm" svg:y2="28.448cm">
          <text:p/>
        </draw:line>
        <draw:custom-shape draw:style-name="gr3" draw:text-style-name="P7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0" draw:layer="layout" svg:width="2.54cm" svg:height="0.762cm" svg:x="20.574cm" svg:y="32.257cm">
          <text:p text:style-name="P9"><text:span text:style-name="T3">Datatroop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13" draw:layer="layout" svg:width="19.812cm" svg:height="4.836cm" svg:x="2.286cm" svg:y="4.816cm" presentation:class="title" presentation:user-transformed="true">
          <draw:text-box>
            <text:p text:style-name="P12"><text:span text:style-name="T5">Pregunta</text:span></text:p>
          </draw:text-box>
        </draw:frame>
        <draw:line draw:style-name="gr6" draw:text-style-name="P6" draw:layer="layout" svg:x1="2.286cm" svg:y1="9.906cm" svg:x2="23.876cm" svg:y2="9.906cm">
          <text:p/>
        </draw:line>
        <draw:line draw:style-name="gr6" draw:text-style-name="P6" draw:layer="layout" svg:x1="2.286cm" svg:y1="28.448cm" svg:x2="23.876cm" svg:y2="28.448cm">
          <text:p/>
        </draw:line>
        <draw:custom-shape draw:style-name="gr7" draw:text-style-name="P7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0" draw:layer="layout" svg:width="2.54cm" svg:height="0.762cm" svg:x="20.574cm" svg:y="32.257cm">
          <text:p text:style-name="P9"><text:span text:style-name="T3">Datatrooper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19.812cm" svg:height="4.836cm" svg:x="2.286cm" svg:y="4.816cm" presentation:class="title" presentation:user-transformed="true">
          <draw:text-box>
            <text:p text:style-name="P3"><text:span text:style-name="T4">Respuesta</text:span></text:p>
          </draw:text-box>
        </draw:frame>
        <draw:line draw:style-name="gr2" draw:text-style-name="P6" draw:layer="layout" svg:x1="2.286cm" svg:y1="9.906cm" svg:x2="23.876cm" svg:y2="9.906cm">
          <text:p/>
        </draw:line>
        <draw:line draw:style-name="gr2" draw:text-style-name="P6" draw:layer="layout" svg:x1="2.286cm" svg:y1="28.448cm" svg:x2="23.876cm" svg:y2="28.448cm">
          <text:p/>
        </draw:line>
        <draw:custom-shape draw:style-name="gr3" draw:text-style-name="P7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0" draw:layer="layout" svg:width="2.54cm" svg:height="0.762cm" svg:x="20.574cm" svg:y="32.257cm">
          <text:p text:style-name="P9"><text:span text:style-name="T3">Datatroop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3.079cm" svg:height="14.923cm" svg:x="1.305cm" svg:y="10.985cm">
          <draw:image xlink:href="Pictures/1000020100000A9A000006DB67236543C1B09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4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2cm" fo:margin-bottom="0cm" fo:text-indent="0cm"/>
      <style:text-properties fo:font-size="5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3cm" fo:margin-bottom="0cm" fo:text-indent="0cm"/>
      <style:text-properties fo:font-size="48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6.36cm" svg:x="1.27cm" svg:y="1.519cm" presentation:class="title" presentation:placeholder="true">
        <draw:text-box/>
      </draw:frame>
      <draw:frame presentation:style-name="Default-outline1" draw:layer="backgroundobjects" svg:width="22.859cm" svg:height="22.095cm" svg:x="1.27cm" svg:y="8.913cm" presentation:class="outline" presentation:placeholder="true">
        <draw:text-box/>
      </draw:frame>
      <draw:frame presentation:style-name="Mpr1" draw:text-style-name="MP2" draw:layer="backgroundobjects" svg:width="5.917cm" svg:height="2.625cm" svg:x="1.27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2.625cm" svg:x="8.686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2.625cm" svg:x="18.211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5-01T13:54:53.406122237</dc:date>
    <meta:editing-duration>PT5H24M13S</meta:editing-duration>
    <meta:editing-cycles>12</meta:editing-cycles>
    <meta:generator>LibreOffice/6.3.5.2$Linux_X86_64 LibreOffice_project/30$Build-2</meta:generator>
    <meta:document-statistic meta:object-count="62"/>
  </office:meta>
</office:document-meta>
</file>